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60.36pt"/>
    </style:style>
    <style:style style:name="co3" style:family="table-column">
      <style:table-column-properties fo:break-before="auto" style:column-width="214.3pt"/>
    </style:style>
    <style:style style:name="co4" style:family="table-column">
      <style:table-column-properties fo:break-before="auto" style:column-width="179.4pt"/>
    </style:style>
    <style:style style:name="co5" style:family="table-column">
      <style:table-column-properties fo:break-before="auto" style:column-width="143.69pt"/>
    </style:style>
    <style:style style:name="co6" style:family="table-column">
      <style:table-column-properties fo:break-before="auto" style:column-width="231.76pt"/>
    </style:style>
    <style:style style:name="co7" style:family="table-column">
      <style:table-column-properties fo:break-before="auto" style:column-width="153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aint-josse-ten-nood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emme/Vrouw&quot;;&quot;Homme/Man&quot;;&quot;X&quot;;&quot;Pas une personne/Geen persoon&quot;)" table:allow-empty-cell="true" table:display-list="unsorted" table:base-cell-address="'saint-josse-ten-noode'.F1"/>
      </table:content-validations>
      <table:table table:name="saint-josse-ten-nood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 de rue</text:p>
          </table:table-cell>
          <table:table-cell table:style-name="ce1" office:value-type="string" calcext:value-type="string">
            <text:p>straatnaam</text:p>
          </table:table-cell>
          <table:table-cell table:style-name="ce1" office:value-type="string" calcext:value-type="string">
            <text:p>wikidata (personne/persoon)</text:p>
          </table:table-cell>
          <table:table-cell table:style-name="ce1" table:content-validation-name="val1" office:value-type="string" calcext:value-type="string">
            <text:p>Genre/Gender</text:p>
          </table:table-cell>
          <table:table-cell table:style-name="ce1" office:value-type="string" calcext:value-type="string">
            <text:p>Link Wikipedia (si pas Wikidata/Indien geen Wikidata</text:p>
          </table:table-cell>
          <table:table-cell table:style-name="ce1" office:value-type="string" calcext:value-type="string">
            <text:p>Note/Nota</text:p>
          </table:table-cell>
          <table:table-cell table:style-name="ce1" office:value-type="string" calcext:value-type="string">
            <text:p>OpenStreetMap</text:p>
          </table:table-cell>
          <table:table-cell table:style-name="ce7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883614" calcext:value-type="float">
            <text:p>2883614</text:p>
          </table:table-cell>
          <table:table-cell table:style-name="ce2" office:value-type="string" calcext:value-type="string">
            <text:p>Chaussée de Louvain</text:p>
          </table:table-cell>
          <table:table-cell table:style-name="ce2" office:value-type="string" calcext:value-type="string">
            <text:p>Leuvensesteenweg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2];&quot;/&quot;;[.B2])" office:value-type="string" office:string-value="https://osm.org/relation/2883614" calcext:value-type="string">
            <text:p>https://osm.org/relation/28836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9767" calcext:value-type="float">
            <text:p>2999767</text:p>
          </table:table-cell>
          <table:table-cell table:style-name="ce2" office:value-type="string" calcext:value-type="string">
            <text:p>Rue Royale</text:p>
          </table:table-cell>
          <table:table-cell table:style-name="ce2" office:value-type="string" calcext:value-type="string">
            <text:p>Koning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3];&quot;/&quot;;[.B3])" office:value-type="string" office:string-value="https://osm.org/relation/2999767" calcext:value-type="string">
            <text:p>https://osm.org/relation/29997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13" calcext:value-type="float">
            <text:p>3017113</text:p>
          </table:table-cell>
          <table:table-cell table:style-name="ce2" office:value-type="string" calcext:value-type="string">
            <text:p>Rue André Van Hasselt</text:p>
          </table:table-cell>
          <table:table-cell table:style-name="ce2" office:value-type="string" calcext:value-type="string">
            <text:p>André Van Hasseltstraat</text:p>
          </table:table-cell>
          <table:table-cell table:style-name="ce2" office:value-type="string" calcext:value-type="string">
            <text:p>Q51965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4];&quot;/&quot;;[.B4])" office:value-type="string" office:string-value="https://osm.org/relation/3017113" calcext:value-type="string">
            <text:p>https://osm.org/relation/30171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17" calcext:value-type="float">
            <text:p>3017117</text:p>
          </table:table-cell>
          <table:table-cell table:style-name="ce2" office:value-type="string" calcext:value-type="string">
            <text:p>Rue Verbist</text:p>
          </table:table-cell>
          <table:table-cell table:style-name="ce2" office:value-type="string" calcext:value-type="string">
            <text:p>Verbiststraat</text:p>
          </table:table-cell>
          <table:table-cell table:style-name="ce2" office:value-type="string" calcext:value-type="string">
            <text:p>Q204271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4" office:value-type="string" calcext:value-type="string">
            <text:p><text:a xlink:href="https://fr.wikipedia.org/wiki/Urbain-Henri_Verbist" xlink:type="simple">https://fr.wikipedia.org/wiki/Urbain-Henri_Verbist</text:a></text:p>
          </table:table-cell>
          <table:table-cell table:style-name="ce2" office:value-type="string" calcext:value-type="string">
            <text:p>Pas de Wikidata</text:p>
          </table:table-cell>
          <table:table-cell table:style-name="ce5" table:formula="of:=CONCATENATE(&quot;https://osm.org/&quot;;[.A5];&quot;/&quot;;[.B5])" office:value-type="string" office:string-value="https://osm.org/relation/3017117" calcext:value-type="string">
            <text:p>https://osm.org/relation/30171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7118" calcext:value-type="float">
            <text:p>3017118</text:p>
          </table:table-cell>
          <table:table-cell table:style-name="ce2" office:value-type="string" calcext:value-type="string">
            <text:p>Rue de la Cible</text:p>
          </table:table-cell>
          <table:table-cell table:style-name="ce2" office:value-type="string" calcext:value-type="string">
            <text:p>Schietschijf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4" office:value-type="string" calcext:value-type="string">
            <text:p><text:a xlink:href="https://fr.wikipedia.org/wiki/Rue_de_la_Cible" xlink:type="simple">https://fr.wikipedia.org/wiki/Rue_de_la_Cible</text:a></text:p>
          </table:table-cell>
          <table:table-cell table:style-name="ce2" office:value-type="string" calcext:value-type="string">
            <text:p>Pas de wikidata</text:p>
          </table:table-cell>
          <table:table-cell table:style-name="ce5" table:formula="of:=CONCATENATE(&quot;https://osm.org/&quot;;[.A6];&quot;/&quot;;[.B6])" office:value-type="string" office:string-value="https://osm.org/relation/3017118" calcext:value-type="string">
            <text:p>https://osm.org/relation/30171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847" calcext:value-type="float">
            <text:p>3028847</text:p>
          </table:table-cell>
          <table:table-cell table:style-name="ce2" office:value-type="string" calcext:value-type="string">
            <text:p>Avenue Paul Deschanel</text:p>
          </table:table-cell>
          <table:table-cell table:style-name="ce2" office:value-type="string" calcext:value-type="string">
            <text:p>Paul Deschanellaan</text:p>
          </table:table-cell>
          <table:table-cell table:style-name="ce3" office:value-type="string" calcext:value-type="string">
            <text:p>Q30999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7];&quot;/&quot;;[.B7])" office:value-type="string" office:string-value="https://osm.org/relation/3028847" calcext:value-type="string">
            <text:p>https://osm.org/relation/30288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874" calcext:value-type="float">
            <text:p>3028874</text:p>
          </table:table-cell>
          <table:table-cell table:style-name="ce2" office:value-type="string" calcext:value-type="string">
            <text:p>Rue Vonck</text:p>
          </table:table-cell>
          <table:table-cell table:style-name="ce2" office:value-type="string" calcext:value-type="string">
            <text:p>Vonckstraat</text:p>
          </table:table-cell>
          <table:table-cell table:style-name="ce3" office:value-type="string" calcext:value-type="string">
            <text:p>Q135779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8];&quot;/&quot;;[.B8])" office:value-type="string" office:string-value="https://osm.org/relation/3028874" calcext:value-type="string">
            <text:p>https://osm.org/relation/30288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884" calcext:value-type="float">
            <text:p>3028884</text:p>
          </table:table-cell>
          <table:table-cell table:style-name="ce2" office:value-type="string" calcext:value-type="string">
            <text:p>Rue Verboeckhavenstraat</text:p>
          </table:table-cell>
          <table:table-cell table:style-name="ce2" office:value-type="string" calcext:value-type="string">
            <text:p>Verboeckhav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9];&quot;/&quot;;[.B9])" office:value-type="string" office:string-value="https://osm.org/relation/3028884" calcext:value-type="string">
            <text:p>https://osm.org/relation/30288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28964" calcext:value-type="float">
            <text:p>3028964</text:p>
          </table:table-cell>
          <table:table-cell table:style-name="ce2" office:value-type="string" calcext:value-type="string">
            <text:p>Rue des Coteaux</text:p>
          </table:table-cell>
          <table:table-cell table:style-name="ce2" office:value-type="string" calcext:value-type="string">
            <text:p>Wijnheuvel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0];&quot;/&quot;;[.B10])" office:value-type="string" office:string-value="https://osm.org/relation/3028964" calcext:value-type="string">
            <text:p>https://osm.org/relation/30289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066" calcext:value-type="float">
            <text:p>3049066</text:p>
          </table:table-cell>
          <table:table-cell table:style-name="ce2" office:value-type="string" calcext:value-type="string">
            <text:p>Rue Philomène</text:p>
          </table:table-cell>
          <table:table-cell table:style-name="ce2" office:value-type="string" calcext:value-type="string">
            <text:p>Philomèn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Commune de Schaerbeek</text:p>
          </table:table-cell>
          <table:table-cell table:style-name="ce5" table:formula="of:=CONCATENATE(&quot;https://osm.org/&quot;;[.A11];&quot;/&quot;;[.B11])" office:value-type="string" office:string-value="https://osm.org/relation/3049066" calcext:value-type="string">
            <text:p>https://osm.org/relation/30490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067" calcext:value-type="float">
            <text:p>3049067</text:p>
          </table:table-cell>
          <table:table-cell table:style-name="ce2" office:value-type="string" calcext:value-type="string">
            <text:p>Rue Potagère</text:p>
          </table:table-cell>
          <table:table-cell table:style-name="ce2" office:value-type="string" calcext:value-type="string">
            <text:p>Warmoesstraat</text:p>
          </table:table-cell>
          <table:table-cell table:style-name="ce3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2];&quot;/&quot;;[.B12])" office:value-type="string" office:string-value="https://osm.org/relation/3049067" calcext:value-type="string">
            <text:p>https://osm.org/relation/30490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172" calcext:value-type="float">
            <text:p>3049172</text:p>
          </table:table-cell>
          <table:table-cell table:style-name="ce2" office:value-type="string" calcext:value-type="string">
            <text:p>Rue Linné</text:p>
          </table:table-cell>
          <table:table-cell table:style-name="ce2" office:value-type="string" calcext:value-type="string">
            <text:p>Linnéstraat</text:p>
          </table:table-cell>
          <table:table-cell table:style-name="ce3" office:value-type="string" calcext:value-type="string">
            <text:p>Q17882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13];&quot;/&quot;;[.B13])" office:value-type="string" office:string-value="https://osm.org/relation/3049172" calcext:value-type="string">
            <text:p>https://osm.org/relation/30491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173" calcext:value-type="float">
            <text:p>3049173</text:p>
          </table:table-cell>
          <table:table-cell table:style-name="ce2" office:value-type="string" calcext:value-type="string">
            <text:p>Rue des Plantes</text:p>
          </table:table-cell>
          <table:table-cell table:style-name="ce2" office:value-type="string" calcext:value-type="string">
            <text:p>Plantenstraat</text:p>
          </table:table-cell>
          <table:table-cell table:style-name="ce3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4];&quot;/&quot;;[.B14])" office:value-type="string" office:string-value="https://osm.org/relation/3049173" calcext:value-type="string">
            <text:p>https://osm.org/relation/30491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270" calcext:value-type="float">
            <text:p>3049270</text:p>
          </table:table-cell>
          <table:table-cell table:style-name="ce2" office:value-type="string" calcext:value-type="string">
            <text:p>Rue Verte</text:p>
          </table:table-cell>
          <table:table-cell table:style-name="ce2" office:value-type="string" calcext:value-type="string">
            <text:p>Groenstraat</text:p>
          </table:table-cell>
          <table:table-cell table:style-name="ce3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5];&quot;/&quot;;[.B15])" office:value-type="string" office:string-value="https://osm.org/relation/3049270" calcext:value-type="string">
            <text:p>https://osm.org/relation/30492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49297" calcext:value-type="float">
            <text:p>3049297</text:p>
          </table:table-cell>
          <table:table-cell table:style-name="ce2" office:value-type="string" calcext:value-type="string">
            <text:p>Rue d'Aerschot</text:p>
          </table:table-cell>
          <table:table-cell table:style-name="ce2" office:value-type="string" calcext:value-type="string">
            <text:p>Aarscho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Nom d'une ville</text:p>
          </table:table-cell>
          <table:table-cell table:style-name="ce5" table:formula="of:=CONCATENATE(&quot;https://osm.org/&quot;;[.A16];&quot;/&quot;;[.B16])" office:value-type="string" office:string-value="https://osm.org/relation/3049297" calcext:value-type="string">
            <text:p>https://osm.org/relation/30492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707" calcext:value-type="float">
            <text:p>3061707</text:p>
          </table:table-cell>
          <table:table-cell table:style-name="ce2" office:value-type="string" calcext:value-type="string">
            <text:p>Boulevard du Roi Albert II</text:p>
          </table:table-cell>
          <table:table-cell table:style-name="ce2" office:value-type="string" calcext:value-type="string">
            <text:p>Koning Albert II-laan</text:p>
          </table:table-cell>
          <table:table-cell table:style-name="ce3" office:value-type="string" calcext:value-type="string">
            <text:p>Q391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17];&quot;/&quot;;[.B17])" office:value-type="string" office:string-value="https://osm.org/relation/3061707" calcext:value-type="string">
            <text:p>https://osm.org/relation/30617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3211" calcext:value-type="float">
            <text:p>3063211</text:p>
          </table:table-cell>
          <table:table-cell table:style-name="ce2" office:value-type="string" calcext:value-type="string">
            <text:p>Rue Cornet de Grez</text:p>
          </table:table-cell>
          <table:table-cell table:style-name="ce2" office:value-type="string" calcext:value-type="string">
            <text:p>Cornet de Grezstraat</text:p>
          </table:table-cell>
          <table:table-cell table:style-name="ce3" office:value-type="string" calcext:value-type="string">
            <text:p>Q306854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18];&quot;/&quot;;[.B18])" office:value-type="string" office:string-value="https://osm.org/relation/3063211" calcext:value-type="string">
            <text:p>https://osm.org/relation/30632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3227" calcext:value-type="float">
            <text:p>3063227</text:p>
          </table:table-cell>
          <table:table-cell table:style-name="ce2" office:value-type="string" calcext:value-type="string">
            <text:p>Petite rue des Secours</text:p>
          </table:table-cell>
          <table:table-cell table:style-name="ce2" office:value-type="string" calcext:value-type="string">
            <text:p>Korte Hulpstraat</text:p>
          </table:table-cell>
          <table:table-cell table:style-name="ce3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9];&quot;/&quot;;[.B19])" office:value-type="string" office:string-value="https://osm.org/relation/3063227" calcext:value-type="string">
            <text:p>https://osm.org/relation/30632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3329" calcext:value-type="float">
            <text:p>3063329</text:p>
          </table:table-cell>
          <table:table-cell table:style-name="ce2" office:value-type="string" calcext:value-type="string">
            <text:p>Rue Josaphat</text:p>
          </table:table-cell>
          <table:table-cell table:style-name="ce2" office:value-type="string" calcext:value-type="string">
            <text:p>Josafa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Prénom masculin </text:p>
          </table:table-cell>
          <table:table-cell table:style-name="ce5" table:formula="of:=CONCATENATE(&quot;https://osm.org/&quot;;[.A20];&quot;/&quot;;[.B20])" office:value-type="string" office:string-value="https://osm.org/relation/3063329" calcext:value-type="string">
            <text:p>https://osm.org/relation/30633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3362" calcext:value-type="float">
            <text:p>3063362</text:p>
          </table:table-cell>
          <table:table-cell table:style-name="ce2" office:value-type="string" calcext:value-type="string">
            <text:p>Rue du Soleil</text:p>
          </table:table-cell>
          <table:table-cell table:style-name="ce2" office:value-type="string" calcext:value-type="string">
            <text:p>Zonn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21];&quot;/&quot;;[.B21])" office:value-type="string" office:string-value="https://osm.org/relation/3063362" calcext:value-type="string">
            <text:p>https://osm.org/relation/30633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1184" calcext:value-type="float">
            <text:p>3071184</text:p>
          </table:table-cell>
          <table:table-cell table:style-name="ce2" office:value-type="string" calcext:value-type="string">
            <text:p>Chaussée de Haecht</text:p>
          </table:table-cell>
          <table:table-cell table:style-name="ce2" office:value-type="string" calcext:value-type="string">
            <text:p>Haachtsesteenweg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22];&quot;/&quot;;[.B22])" office:value-type="string" office:string-value="https://osm.org/relation/3071184" calcext:value-type="string">
            <text:p>https://osm.org/relation/30711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428" calcext:value-type="float">
            <text:p>3075428</text:p>
          </table:table-cell>
          <table:table-cell table:style-name="ce2" office:value-type="string" calcext:value-type="string">
            <text:p>Rue du Soleil</text:p>
          </table:table-cell>
          <table:table-cell table:style-name="ce2" office:value-type="string" calcext:value-type="string">
            <text:p>Zonn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23];&quot;/&quot;;[.B23])" office:value-type="string" office:string-value="https://osm.org/relation/3075428" calcext:value-type="string">
            <text:p>https://osm.org/relation/30754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4199" calcext:value-type="float">
            <text:p>3084199</text:p>
          </table:table-cell>
          <table:table-cell table:style-name="ce2" office:value-type="string" calcext:value-type="string">
            <text:p>Rue de la Pacification</text:p>
          </table:table-cell>
          <table:table-cell table:style-name="ce2" office:value-type="string" calcext:value-type="string">
            <text:p>Pacificati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24];&quot;/&quot;;[.B24])" office:value-type="string" office:string-value="https://osm.org/relation/3084199" calcext:value-type="string">
            <text:p>https://osm.org/relation/30841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84202" calcext:value-type="float">
            <text:p>3084202</text:p>
          </table:table-cell>
          <table:table-cell table:style-name="ce2" office:value-type="string" calcext:value-type="string">
            <text:p>Rue du Cardinal</text:p>
          </table:table-cell>
          <table:table-cell table:style-name="ce2" office:value-type="string" calcext:value-type="string">
            <text:p>Kardinaalstraat</text:p>
          </table:table-cell>
          <table:table-cell table:style-name="ce3" office:value-type="string" calcext:value-type="string">
            <text:p>Q45117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25];&quot;/&quot;;[.B25])" office:value-type="string" office:string-value="https://osm.org/relation/3084202" calcext:value-type="string">
            <text:p>https://osm.org/relation/30842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9519" calcext:value-type="float">
            <text:p>3229519</text:p>
          </table:table-cell>
          <table:table-cell table:style-name="ce2" office:value-type="string" calcext:value-type="string">
            <text:p>Rue du Carrousel</text:p>
          </table:table-cell>
          <table:table-cell table:style-name="ce2" office:value-type="string" calcext:value-type="string">
            <text:p>Ringsteek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26];&quot;/&quot;;[.B26])" office:value-type="string" office:string-value="https://osm.org/relation/3229519" calcext:value-type="string">
            <text:p>https://osm.org/relation/32295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29563" calcext:value-type="float">
            <text:p>3229563</text:p>
          </table:table-cell>
          <table:table-cell table:style-name="ce2" office:value-type="string" calcext:value-type="string">
            <text:p>Boulevard Clovis</text:p>
          </table:table-cell>
          <table:table-cell table:style-name="ce2" office:value-type="string" calcext:value-type="string">
            <text:p>Clovislaan</text:p>
          </table:table-cell>
          <table:table-cell table:style-name="ce3" office:value-type="string" calcext:value-type="string">
            <text:p>Q8233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27];&quot;/&quot;;[.B27])" office:value-type="string" office:string-value="https://osm.org/relation/3229563" calcext:value-type="string">
            <text:p>https://osm.org/relation/32295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0087" calcext:value-type="float">
            <text:p>3230087</text:p>
          </table:table-cell>
          <table:table-cell table:style-name="ce2" office:value-type="string" calcext:value-type="string">
            <text:p>Rue du Cadran</text:p>
          </table:table-cell>
          <table:table-cell table:style-name="ce2" office:value-type="string" calcext:value-type="string">
            <text:p>Uurplaa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28];&quot;/&quot;;[.B28])" office:value-type="string" office:string-value="https://osm.org/relation/3230087" calcext:value-type="string">
            <text:p>https://osm.org/relation/32300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048" calcext:value-type="float">
            <text:p>3235048</text:p>
          </table:table-cell>
          <table:table-cell table:style-name="ce2" office:value-type="string" calcext:value-type="string">
            <text:p>Rue du Chalet</text:p>
          </table:table-cell>
          <table:table-cell table:style-name="ce2" office:value-type="string" calcext:value-type="string">
            <text:p>Chale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29];&quot;/&quot;;[.B29])" office:value-type="string" office:string-value="https://osm.org/relation/3235048" calcext:value-type="string">
            <text:p>https://osm.org/relation/32350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096" calcext:value-type="float">
            <text:p>3235096</text:p>
          </table:table-cell>
          <table:table-cell table:style-name="ce2" office:value-type="string" calcext:value-type="string">
            <text:p>Rue Rouen-Bovie</text:p>
          </table:table-cell>
          <table:table-cell table:style-name="ce2" office:value-type="string" calcext:value-type="string">
            <text:p>Rouen Bovi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4" office:value-type="string" calcext:value-type="string">
            <text:p><text:a xlink:href="http://www.ebru.be/Streets/streets1210/bruxelles-1210-rue-rouen-bovie.html" xlink:type="simple">http://www.ebru.be/Streets/streets1210/bruxelles-1210-rue-rouen-bovie.html</text:a></text:p>
          </table:table-cell>
          <table:table-cell table:style-name="ce2" office:value-type="string" calcext:value-type="string">
            <text:p>en hommage à François Bovie</text:p>
          </table:table-cell>
          <table:table-cell table:style-name="ce5" table:formula="of:=CONCATENATE(&quot;https://osm.org/&quot;;[.A30];&quot;/&quot;;[.B30])" office:value-type="string" office:string-value="https://osm.org/relation/3235096" calcext:value-type="string">
            <text:p>https://osm.org/relation/32350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105" calcext:value-type="float">
            <text:p>3235105</text:p>
          </table:table-cell>
          <table:table-cell table:style-name="ce2" office:value-type="string" calcext:value-type="string">
            <text:p>Place Houwaert</text:p>
          </table:table-cell>
          <table:table-cell table:style-name="ce2" office:value-type="string" calcext:value-type="string">
            <text:p>Houwaertplein</text:p>
          </table:table-cell>
          <table:table-cell table:style-name="ce2" office:value-type="string" calcext:value-type="string">
            <text:p>Q2758278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31];&quot;/&quot;;[.B31])" office:value-type="string" office:string-value="https://osm.org/relation/3235105" calcext:value-type="string">
            <text:p>https://osm.org/relation/32351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106" calcext:value-type="float">
            <text:p>3235106</text:p>
          </table:table-cell>
          <table:table-cell table:style-name="ce2" office:value-type="string" calcext:value-type="string">
            <text:p>Rue Traversière</text:p>
          </table:table-cell>
          <table:table-cell table:style-name="ce2" office:value-type="string" calcext:value-type="string">
            <text:p>Dwar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32];&quot;/&quot;;[.B32])" office:value-type="string" office:string-value="https://osm.org/relation/3235106" calcext:value-type="string">
            <text:p>https://osm.org/relation/32351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5109" calcext:value-type="float">
            <text:p>3235109</text:p>
          </table:table-cell>
          <table:table-cell table:style-name="ce2" office:value-type="string" calcext:value-type="string">
            <text:p>Rue des Moissons</text:p>
          </table:table-cell>
          <table:table-cell table:style-name="ce2" office:value-type="string" calcext:value-type="string">
            <text:p>Oogs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33];&quot;/&quot;;[.B33])" office:value-type="string" office:string-value="https://osm.org/relation/3235109" calcext:value-type="string">
            <text:p>https://osm.org/relation/32351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659" calcext:value-type="float">
            <text:p>3252659</text:p>
          </table:table-cell>
          <table:table-cell table:style-name="ce2" office:value-type="string" calcext:value-type="string">
            <text:p>Avenue Georges Petre</text:p>
          </table:table-cell>
          <table:table-cell table:style-name="ce2" office:value-type="string" calcext:value-type="string">
            <text:p>Georges Petre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4" office:value-type="string" calcext:value-type="string">
            <text:p><text:a xlink:href="http://www.ebru.be/Streets/streets1210/bruxelles-1210-avenue-georges-petre.html" xlink:type="simple">http://www.ebru.be/Streets/streets1210/bruxelles-1210-avenue-georges-petre.html</text:a></text:p>
          </table:table-cell>
          <table:table-cell table:style-name="ce2" office:value-type="string" calcext:value-type="string">
            <text:p>Bourgemestre de St Josse</text:p>
          </table:table-cell>
          <table:table-cell table:style-name="ce5" table:formula="of:=CONCATENATE(&quot;https://osm.org/&quot;;[.A34];&quot;/&quot;;[.B34])" office:value-type="string" office:string-value="https://osm.org/relation/3252659" calcext:value-type="string">
            <text:p>https://osm.org/relation/32526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660" calcext:value-type="float">
            <text:p>3252660</text:p>
          </table:table-cell>
          <table:table-cell table:style-name="ce2" office:value-type="string" calcext:value-type="string">
            <text:p>Rue Eeckelaers</text:p>
          </table:table-cell>
          <table:table-cell table:style-name="ce2" office:value-type="string" calcext:value-type="string">
            <text:p>Eeckelaer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4" office:value-type="string" calcext:value-type="string">
            <text:p><text:a xlink:href="http://www.ebru.be/Streets/streets1210/bruxelles-1210-rue-eeckelaers.html" xlink:type="simple">http://www.ebru.be/Streets/streets1210/bruxelles-1210-rue-eeckelaers.html</text:a></text:p>
          </table:table-cell>
          <table:table-cell table:style-name="ce2" office:value-type="string" calcext:value-type="string">
            <text:p>Fondateur d'une usine à savon</text:p>
          </table:table-cell>
          <table:table-cell table:style-name="ce5" table:formula="of:=CONCATENATE(&quot;https://osm.org/&quot;;[.A35];&quot;/&quot;;[.B35])" office:value-type="string" office:string-value="https://osm.org/relation/3252660" calcext:value-type="string">
            <text:p>https://osm.org/relation/32526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661" calcext:value-type="float">
            <text:p>3252661</text:p>
          </table:table-cell>
          <table:table-cell table:style-name="ce2" office:value-type="string" calcext:value-type="string">
            <text:p>Rue Joseph Dekeyn</text:p>
          </table:table-cell>
          <table:table-cell table:style-name="ce2" office:value-type="string" calcext:value-type="string">
            <text:p>Joseph Dekey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36];&quot;/&quot;;[.B36])" office:value-type="string" office:string-value="https://osm.org/relation/3252661" calcext:value-type="string">
            <text:p>https://osm.org/relation/32526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662" calcext:value-type="float">
            <text:p>3252662</text:p>
          </table:table-cell>
          <table:table-cell table:style-name="ce2" office:value-type="string" calcext:value-type="string">
            <text:p>Rue Vanderhoeven</text:p>
          </table:table-cell>
          <table:table-cell table:style-name="ce2" office:value-type="string" calcext:value-type="string">
            <text:p>Vanderhoev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4" office:value-type="string" calcext:value-type="string">
            <text:p><text:a xlink:href="http://www.ebru.be/Streets/streets1210/bruxelles-1210-rue-vanderhoeven.html" xlink:type="simple">http://www.ebru.be/Streets/streets1210/bruxelles-1210-rue-vanderhoeven.html</text:a></text:p>
          </table:table-cell>
          <table:table-cell/>
          <table:table-cell table:style-name="ce5" table:formula="of:=CONCATENATE(&quot;https://osm.org/&quot;;[.A37];&quot;/&quot;;[.B37])" office:value-type="string" office:string-value="https://osm.org/relation/3252662" calcext:value-type="string">
            <text:p>https://osm.org/relation/32526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663" calcext:value-type="float">
            <text:p>3252663</text:p>
          </table:table-cell>
          <table:table-cell table:style-name="ce2" office:value-type="string" calcext:value-type="string">
            <text:p>Rue Verbist</text:p>
          </table:table-cell>
          <table:table-cell table:style-name="ce2" office:value-type="string" calcext:value-type="string">
            <text:p>Verbiststraat</text:p>
          </table:table-cell>
          <table:table-cell table:style-name="ce2" office:value-type="string" calcext:value-type="string">
            <text:p>Q204271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38];&quot;/&quot;;[.B38])" office:value-type="string" office:string-value="https://osm.org/relation/3252663" calcext:value-type="string">
            <text:p>https://osm.org/relation/32526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664" calcext:value-type="float">
            <text:p>3252664</text:p>
          </table:table-cell>
          <table:table-cell table:style-name="ce2" office:value-type="string" calcext:value-type="string">
            <text:p>Rue Wauwermans</text:p>
          </table:table-cell>
          <table:table-cell table:style-name="ce2" office:value-type="string" calcext:value-type="string">
            <text:p>Wauwermansstraat</text:p>
          </table:table-cell>
          <table:table-cell table:style-name="ce2" office:value-type="string" calcext:value-type="string">
            <text:p>Q316593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39];&quot;/&quot;;[.B39])" office:value-type="string" office:string-value="https://osm.org/relation/3252664" calcext:value-type="string">
            <text:p>https://osm.org/relation/32526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665" calcext:value-type="float">
            <text:p>3252665</text:p>
          </table:table-cell>
          <table:table-cell table:style-name="ce2" office:value-type="string" calcext:value-type="string">
            <text:p>Rue de la Cible</text:p>
          </table:table-cell>
          <table:table-cell table:style-name="ce2" office:value-type="string" calcext:value-type="string">
            <text:p>Schietschijf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40];&quot;/&quot;;[.B40])" office:value-type="string" office:string-value="https://osm.org/relation/3252665" calcext:value-type="string">
            <text:p>https://osm.org/relation/32526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668" calcext:value-type="float">
            <text:p>3252668</text:p>
          </table:table-cell>
          <table:table-cell table:style-name="ce2" office:value-type="string" calcext:value-type="string">
            <text:p>Rue de la Ferme</text:p>
          </table:table-cell>
          <table:table-cell table:style-name="ce2" office:value-type="string" calcext:value-type="string">
            <text:p>Hoev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41];&quot;/&quot;;[.B41])" office:value-type="string" office:string-value="https://osm.org/relation/3252668" calcext:value-type="string">
            <text:p>https://osm.org/relation/32526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671" calcext:value-type="float">
            <text:p>3252671</text:p>
          </table:table-cell>
          <table:table-cell table:style-name="ce2" office:value-type="string" calcext:value-type="string">
            <text:p>Avenue Jottrand</text:p>
          </table:table-cell>
          <table:table-cell table:style-name="ce2" office:value-type="string" calcext:value-type="string">
            <text:p>Jottrandlaan</text:p>
          </table:table-cell>
          <table:table-cell table:style-name="ce2" office:value-type="string" calcext:value-type="string">
            <text:p>Q308793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42];&quot;/&quot;;[.B42])" office:value-type="string" office:string-value="https://osm.org/relation/3252671" calcext:value-type="string">
            <text:p>https://osm.org/relation/32526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672" calcext:value-type="float">
            <text:p>3252672</text:p>
          </table:table-cell>
          <table:table-cell table:style-name="ce2" office:value-type="string" calcext:value-type="string">
            <text:p>Rue des Deux Tours</text:p>
          </table:table-cell>
          <table:table-cell table:style-name="ce2" office:value-type="string" calcext:value-type="string">
            <text:p>Tweetor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43];&quot;/&quot;;[.B43])" office:value-type="string" office:string-value="https://osm.org/relation/3252672" calcext:value-type="string">
            <text:p>https://osm.org/relation/32526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683" calcext:value-type="float">
            <text:p>3252683</text:p>
          </table:table-cell>
          <table:table-cell table:style-name="ce2" office:value-type="string" calcext:value-type="string">
            <text:p>Rue Braemt</text:p>
          </table:table-cell>
          <table:table-cell table:style-name="ce2" office:value-type="string" calcext:value-type="string">
            <text:p>Braemtstraat</text:p>
          </table:table-cell>
          <table:table-cell table:style-name="ce2" office:value-type="string" calcext:value-type="string">
            <text:p>Q318440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44];&quot;/&quot;;[.B44])" office:value-type="string" office:string-value="https://osm.org/relation/3252683" calcext:value-type="string">
            <text:p>https://osm.org/relation/32526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684" calcext:value-type="float">
            <text:p>3252684</text:p>
          </table:table-cell>
          <table:table-cell table:style-name="ce2" office:value-type="string" calcext:value-type="string">
            <text:p>Rue de Liedekerke</text:p>
          </table:table-cell>
          <table:table-cell table:style-name="ce2" office:value-type="string" calcext:value-type="string">
            <text:p>de Liedekerk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Rue en l'honneur du comte de Liedekerke</text:p>
          </table:table-cell>
          <table:table-cell table:style-name="ce5" table:formula="of:=CONCATENATE(&quot;https://osm.org/&quot;;[.A45];&quot;/&quot;;[.B45])" office:value-type="string" office:string-value="https://osm.org/relation/3252684" calcext:value-type="string">
            <text:p>https://osm.org/relation/32526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704" calcext:value-type="float">
            <text:p>3252704</text:p>
          </table:table-cell>
          <table:table-cell table:style-name="ce2" office:value-type="string" calcext:value-type="string">
            <text:p>Boulevard des Quatre Journées</text:p>
          </table:table-cell>
          <table:table-cell table:style-name="ce2" office:value-type="string" calcext:value-type="string">
            <text:p>Vier-September-Dagen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46];&quot;/&quot;;[.B46])" office:value-type="string" office:string-value="https://osm.org/relation/3252704" calcext:value-type="string">
            <text:p>https://osm.org/relation/32527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705" calcext:value-type="float">
            <text:p>3252705</text:p>
          </table:table-cell>
          <table:table-cell table:style-name="ce2" office:value-type="string" calcext:value-type="string">
            <text:p>Rue André Van Hasselt</text:p>
          </table:table-cell>
          <table:table-cell table:style-name="ce2" office:value-type="string" calcext:value-type="string">
            <text:p>André Van Hasseltstraat</text:p>
          </table:table-cell>
          <table:table-cell table:style-name="ce2" office:value-type="string" calcext:value-type="string">
            <text:p>Q51965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47];&quot;/&quot;;[.B47])" office:value-type="string" office:string-value="https://osm.org/relation/3252705" calcext:value-type="string">
            <text:p>https://osm.org/relation/32527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706" calcext:value-type="float">
            <text:p>3252706</text:p>
          </table:table-cell>
          <table:table-cell table:style-name="ce2" office:value-type="string" calcext:value-type="string">
            <text:p>Square Armand Steurs</text:p>
          </table:table-cell>
          <table:table-cell table:style-name="ce2" office:value-type="string" calcext:value-type="string">
            <text:p>Armand Steurssquare</text:p>
          </table:table-cell>
          <table:table-cell table:style-name="ce3" office:value-type="string" calcext:value-type="string">
            <text:p>Q244537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48];&quot;/&quot;;[.B48])" office:value-type="string" office:string-value="https://osm.org/relation/3252706" calcext:value-type="string">
            <text:p>https://osm.org/relation/32527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021" calcext:value-type="float">
            <text:p>3253021</text:p>
          </table:table-cell>
          <table:table-cell table:style-name="ce2" office:value-type="string" calcext:value-type="string">
            <text:p>Rue du Cardinal</text:p>
          </table:table-cell>
          <table:table-cell table:style-name="ce2" office:value-type="string" calcext:value-type="string">
            <text:p>Kardinaalstraat</text:p>
          </table:table-cell>
          <table:table-cell table:style-name="ce2" office:value-type="string" calcext:value-type="string">
            <text:p>Q45117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49];&quot;/&quot;;[.B49])" office:value-type="string" office:string-value="https://osm.org/relation/3253021" calcext:value-type="string">
            <text:p>https://osm.org/relation/32530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022" calcext:value-type="float">
            <text:p>3253022</text:p>
          </table:table-cell>
          <table:table-cell table:style-name="ce2" office:value-type="string" calcext:value-type="string">
            <text:p>Rue Bonneels</text:p>
          </table:table-cell>
          <table:table-cell table:style-name="ce2" office:value-type="string" calcext:value-type="string">
            <text:p>Bonneel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50];&quot;/&quot;;[.B50])" office:value-type="string" office:string-value="https://osm.org/relation/3253022" calcext:value-type="string">
            <text:p>https://osm.org/relation/32530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231" calcext:value-type="float">
            <text:p>3253231</text:p>
          </table:table-cell>
          <table:table-cell table:style-name="ce2" office:value-type="string" calcext:value-type="string">
            <text:p>Rue Willems</text:p>
          </table:table-cell>
          <table:table-cell table:style-name="ce2" office:value-type="string" calcext:value-type="string">
            <text:p>Willemsstraat</text:p>
          </table:table-cell>
          <table:table-cell table:style-name="ce2" office:value-type="string" calcext:value-type="string">
            <text:p>Q327147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51];&quot;/&quot;;[.B51])" office:value-type="string" office:string-value="https://osm.org/relation/3253231" calcext:value-type="string">
            <text:p>https://osm.org/relation/32532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232" calcext:value-type="float">
            <text:p>3253232</text:p>
          </table:table-cell>
          <table:table-cell table:style-name="ce2" office:value-type="string" calcext:value-type="string">
            <text:p>Rue de Bruyn</text:p>
          </table:table-cell>
          <table:table-cell table:style-name="ce2" office:value-type="string" calcext:value-type="string">
            <text:p>de Bruy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aucune info</text:p>
          </table:table-cell>
          <table:table-cell table:style-name="ce5" table:formula="of:=CONCATENATE(&quot;https://osm.org/&quot;;[.A52];&quot;/&quot;;[.B52])" office:value-type="string" office:string-value="https://osm.org/relation/3253232" calcext:value-type="string">
            <text:p>https://osm.org/relation/32532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233" calcext:value-type="float">
            <text:p>3253233</text:p>
          </table:table-cell>
          <table:table-cell table:style-name="ce2" office:value-type="string" calcext:value-type="string">
            <text:p>Rue de la Pacification</text:p>
          </table:table-cell>
          <table:table-cell table:style-name="ce2" office:value-type="string" calcext:value-type="string">
            <text:p>Pacificati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53];&quot;/&quot;;[.B53])" office:value-type="string" office:string-value="https://osm.org/relation/3253233" calcext:value-type="string">
            <text:p>https://osm.org/relation/32532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285" calcext:value-type="float">
            <text:p>3253285</text:p>
          </table:table-cell>
          <table:table-cell table:style-name="ce2" office:value-type="string" calcext:value-type="string">
            <text:p>Rue de Verviers</text:p>
          </table:table-cell>
          <table:table-cell table:style-name="ce2" office:value-type="string" calcext:value-type="string">
            <text:p>Vervier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54];&quot;/&quot;;[.B54])" office:value-type="string" office:string-value="https://osm.org/relation/3253285" calcext:value-type="string">
            <text:p>https://osm.org/relation/32532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287" calcext:value-type="float">
            <text:p>3253287</text:p>
          </table:table-cell>
          <table:table-cell table:style-name="ce2" office:value-type="string" calcext:value-type="string">
            <text:p>Rue de l'Artichaut</text:p>
          </table:table-cell>
          <table:table-cell table:style-name="ce2" office:value-type="string" calcext:value-type="string">
            <text:p>Artisjok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55];&quot;/&quot;;[.B55])" office:value-type="string" office:string-value="https://osm.org/relation/3253287" calcext:value-type="string">
            <text:p>https://osm.org/relation/32532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02" calcext:value-type="float">
            <text:p>3253302</text:p>
          </table:table-cell>
          <table:table-cell table:style-name="ce2" office:value-type="string" calcext:value-type="string">
            <text:p>Place Saint-Josse</text:p>
          </table:table-cell>
          <table:table-cell table:style-name="ce2" office:value-type="string" calcext:value-type="string">
            <text:p>Sint-Joostplei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56];&quot;/&quot;;[.B56])" office:value-type="string" office:string-value="https://osm.org/relation/3253302" calcext:value-type="string">
            <text:p>https://osm.org/relation/32533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03" calcext:value-type="float">
            <text:p>3253303</text:p>
          </table:table-cell>
          <table:table-cell table:style-name="ce2" office:value-type="string" calcext:value-type="string">
            <text:p>Rue de l'Enclume</text:p>
          </table:table-cell>
          <table:table-cell table:style-name="ce2" office:value-type="string" calcext:value-type="string">
            <text:p>Aambeeld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57];&quot;/&quot;;[.B57])" office:value-type="string" office:string-value="https://osm.org/relation/3253303" calcext:value-type="string">
            <text:p>https://osm.org/relation/32533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04" calcext:value-type="float">
            <text:p>3253304</text:p>
          </table:table-cell>
          <table:table-cell table:style-name="ce2" office:value-type="string" calcext:value-type="string">
            <text:p>Rue des Deux Églises</text:p>
          </table:table-cell>
          <table:table-cell table:style-name="ce2" office:value-type="string" calcext:value-type="string">
            <text:p>Tweekerk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58];&quot;/&quot;;[.B58])" office:value-type="string" office:string-value="https://osm.org/relation/3253304" calcext:value-type="string">
            <text:p>https://osm.org/relation/32533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07" calcext:value-type="float">
            <text:p>3253307</text:p>
          </table:table-cell>
          <table:table-cell table:style-name="ce2" office:value-type="string" calcext:value-type="string">
            <text:p>Rue Hydraulique</text:p>
          </table:table-cell>
          <table:table-cell table:style-name="ce2" office:value-type="string" calcext:value-type="string">
            <text:p>Waterkrach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59];&quot;/&quot;;[.B59])" office:value-type="string" office:string-value="https://osm.org/relation/3253307" calcext:value-type="string">
            <text:p>https://osm.org/relation/32533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08" calcext:value-type="float">
            <text:p>3253308</text:p>
          </table:table-cell>
          <table:table-cell table:style-name="ce2" office:value-type="string" calcext:value-type="string">
            <text:p>Rue Marie-Thérèse</text:p>
          </table:table-cell>
          <table:table-cell table:style-name="ce2" office:value-type="string" calcext:value-type="string">
            <text:p>Maria-Louizasquare</text:p>
          </table:table-cell>
          <table:table-cell table:style-name="ce2" office:value-type="string" calcext:value-type="string">
            <text:p>Q131706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5" table:formula="of:=CONCATENATE(&quot;https://osm.org/&quot;;[.A60];&quot;/&quot;;[.B60])" office:value-type="string" office:string-value="https://osm.org/relation/3253308" calcext:value-type="string">
            <text:p>https://osm.org/relation/32533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09" calcext:value-type="float">
            <text:p>3253309</text:p>
          </table:table-cell>
          <table:table-cell table:style-name="ce2" office:value-type="string" calcext:value-type="string">
            <text:p>Rue de la Bigorne</text:p>
          </table:table-cell>
          <table:table-cell table:style-name="ce2" office:value-type="string" calcext:value-type="string">
            <text:p>Speerhaak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61];&quot;/&quot;;[.B61])" office:value-type="string" office:string-value="https://osm.org/relation/3253309" calcext:value-type="string">
            <text:p>https://osm.org/relation/32533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10" calcext:value-type="float">
            <text:p>3253310</text:p>
          </table:table-cell>
          <table:table-cell table:style-name="ce2" office:value-type="string" calcext:value-type="string">
            <text:p>Rue de la Charité</text:p>
          </table:table-cell>
          <table:table-cell table:style-name="ce2" office:value-type="string" calcext:value-type="string">
            <text:p>Liefdadigheid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62];&quot;/&quot;;[.B62])" office:value-type="string" office:string-value="https://osm.org/relation/3253310" calcext:value-type="string">
            <text:p>https://osm.org/relation/32533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11" calcext:value-type="float">
            <text:p>3253311</text:p>
          </table:table-cell>
          <table:table-cell table:style-name="ce2" office:value-type="string" calcext:value-type="string">
            <text:p>Rue du Marteau</text:p>
          </table:table-cell>
          <table:table-cell table:style-name="ce2" office:value-type="string" calcext:value-type="string">
            <text:p>Hamer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63];&quot;/&quot;;[.B63])" office:value-type="string" office:string-value="https://osm.org/relation/3253311" calcext:value-type="string">
            <text:p>https://osm.org/relation/32533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15" calcext:value-type="float">
            <text:p>3253315</text:p>
          </table:table-cell>
          <table:table-cell table:style-name="ce2" office:value-type="string" calcext:value-type="string">
            <text:p>Rue Amédée Lynen</text:p>
          </table:table-cell>
          <table:table-cell table:style-name="ce2" office:value-type="string" calcext:value-type="string">
            <text:p>Amédée Lynenstraat</text:p>
          </table:table-cell>
          <table:table-cell table:style-name="ce2" office:value-type="string" calcext:value-type="string">
            <text:p>Q284468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64];&quot;/&quot;;[.B64])" office:value-type="string" office:string-value="https://osm.org/relation/3253315" calcext:value-type="string">
            <text:p>https://osm.org/relation/32533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16" calcext:value-type="float">
            <text:p>3253316</text:p>
          </table:table-cell>
          <table:table-cell table:style-name="ce2" office:value-type="string" calcext:value-type="string">
            <text:p>Rue Charles VI</text:p>
          </table:table-cell>
          <table:table-cell table:style-name="ce2" office:value-type="string" calcext:value-type="string">
            <text:p>Karel VI-straat</text:p>
          </table:table-cell>
          <table:table-cell table:style-name="ce2" office:value-type="string" calcext:value-type="string">
            <text:p>Q16034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65];&quot;/&quot;;[.B65])" office:value-type="string" office:string-value="https://osm.org/relation/3253316" calcext:value-type="string">
            <text:p>https://osm.org/relation/32533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17" calcext:value-type="float">
            <text:p>3253317</text:p>
          </table:table-cell>
          <table:table-cell table:style-name="ce2" office:value-type="string" calcext:value-type="string">
            <text:p>Rue Saint-Josse</text:p>
          </table:table-cell>
          <table:table-cell table:style-name="ce2" office:value-type="string" calcext:value-type="string">
            <text:p>Sint-Joos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66];&quot;/&quot;;[.B66])" office:value-type="string" office:string-value="https://osm.org/relation/3253317" calcext:value-type="string">
            <text:p>https://osm.org/relation/32533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19" calcext:value-type="float">
            <text:p>3253319</text:p>
          </table:table-cell>
          <table:table-cell table:style-name="ce2" office:value-type="string" calcext:value-type="string">
            <text:p>Rue de Spa</text:p>
          </table:table-cell>
          <table:table-cell table:style-name="ce2" office:value-type="string" calcext:value-type="string">
            <text:p>Spa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67];&quot;/&quot;;[.B67])" office:value-type="string" office:string-value="https://osm.org/relation/3253319" calcext:value-type="string">
            <text:p>https://osm.org/relation/32533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21" calcext:value-type="float">
            <text:p>3253321</text:p>
          </table:table-cell>
          <table:table-cell table:style-name="ce2" office:value-type="string" calcext:value-type="string">
            <text:p>Rue du Vallon</text:p>
          </table:table-cell>
          <table:table-cell table:style-name="ce2" office:value-type="string" calcext:value-type="string">
            <text:p>Kleine Dal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68];&quot;/&quot;;[.B68])" office:value-type="string" office:string-value="https://osm.org/relation/3253321" calcext:value-type="string">
            <text:p>https://osm.org/relation/32533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33" calcext:value-type="float">
            <text:p>3253333</text:p>
          </table:table-cell>
          <table:table-cell table:style-name="ce2" office:value-type="string" calcext:value-type="string">
            <text:p>Rue Saxe-Cobourg</text:p>
          </table:table-cell>
          <table:table-cell table:style-name="ce2" office:value-type="string" calcext:value-type="string">
            <text:p>Saksen-Coburg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69];&quot;/&quot;;[.B69])" office:value-type="string" office:string-value="https://osm.org/relation/3253333" calcext:value-type="string">
            <text:p>https://osm.org/relation/32533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34" calcext:value-type="float">
            <text:p>3253334</text:p>
          </table:table-cell>
          <table:table-cell table:style-name="ce2" office:value-type="string" calcext:value-type="string">
            <text:p>Rue de Bériot</text:p>
          </table:table-cell>
          <table:table-cell table:style-name="ce2" office:value-type="string" calcext:value-type="string">
            <text:p>De Bériotstraat</text:p>
          </table:table-cell>
          <table:table-cell table:style-name="ce2" office:value-type="string" calcext:value-type="string">
            <text:p>Q38521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70];&quot;/&quot;;[.B70])" office:value-type="string" office:string-value="https://osm.org/relation/3253334" calcext:value-type="string">
            <text:p>https://osm.org/relation/32533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42" calcext:value-type="float">
            <text:p>3253342</text:p>
          </table:table-cell>
          <table:table-cell table:style-name="ce2" office:value-type="string" calcext:value-type="string">
            <text:p>Avenue des Arts</text:p>
          </table:table-cell>
          <table:table-cell table:style-name="ce2" office:value-type="string" calcext:value-type="string">
            <text:p>Kunst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71];&quot;/&quot;;[.B71])" office:value-type="string" office:string-value="https://osm.org/relation/3253342" calcext:value-type="string">
            <text:p>https://osm.org/relation/32533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43" calcext:value-type="float">
            <text:p>3253343</text:p>
          </table:table-cell>
          <table:table-cell table:style-name="ce2" office:value-type="string" calcext:value-type="string">
            <text:p>Rue Scailquin</text:p>
          </table:table-cell>
          <table:table-cell table:style-name="ce2" office:value-type="string" calcext:value-type="string">
            <text:p>Scailquinstraat</text:p>
          </table:table-cell>
          <table:table-cell table:style-name="ce2" office:value-type="string" calcext:value-type="string">
            <text:p>Q33544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72];&quot;/&quot;;[.B72])" office:value-type="string" office:string-value="https://osm.org/relation/3253343" calcext:value-type="string">
            <text:p>https://osm.org/relation/32533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44" calcext:value-type="float">
            <text:p>3253344</text:p>
          </table:table-cell>
          <table:table-cell table:style-name="ce2" office:value-type="string" calcext:value-type="string">
            <text:p>Rue de l'Alliance</text:p>
          </table:table-cell>
          <table:table-cell table:style-name="ce2" office:value-type="string" calcext:value-type="string">
            <text:p>Verbond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73];&quot;/&quot;;[.B73])" office:value-type="string" office:string-value="https://osm.org/relation/3253344" calcext:value-type="string">
            <text:p>https://osm.org/relation/32533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46" calcext:value-type="float">
            <text:p>3253346</text:p>
          </table:table-cell>
          <table:table-cell table:style-name="ce2" office:value-type="string" calcext:value-type="string">
            <text:p>Avenue de l'Astronomie</text:p>
          </table:table-cell>
          <table:table-cell table:style-name="ce2" office:value-type="string" calcext:value-type="string">
            <text:p>Sterrenkunde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74];&quot;/&quot;;[.B74])" office:value-type="string" office:string-value="https://osm.org/relation/3253346" calcext:value-type="string">
            <text:p>https://osm.org/relation/32533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54" calcext:value-type="float">
            <text:p>3253354</text:p>
          </table:table-cell>
          <table:table-cell table:style-name="ce2" office:value-type="string" calcext:value-type="string">
            <text:p>Rue Potagère</text:p>
          </table:table-cell>
          <table:table-cell table:style-name="ce2" office:value-type="string" calcext:value-type="string">
            <text:p>Warmoe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75];&quot;/&quot;;[.B75])" office:value-type="string" office:string-value="https://osm.org/relation/3253354" calcext:value-type="string">
            <text:p>https://osm.org/relation/32533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56" calcext:value-type="float">
            <text:p>3253356</text:p>
          </table:table-cell>
          <table:table-cell table:style-name="ce2" office:value-type="string" calcext:value-type="string">
            <text:p>Place Quetelet</text:p>
          </table:table-cell>
          <table:table-cell table:style-name="ce2" office:value-type="string" calcext:value-type="string">
            <text:p>Queteletplein</text:p>
          </table:table-cell>
          <table:table-cell table:style-name="ce2" office:value-type="string" calcext:value-type="string">
            <text:p>Q2001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76];&quot;/&quot;;[.B76])" office:value-type="string" office:string-value="https://osm.org/relation/3253356" calcext:value-type="string">
            <text:p>https://osm.org/relation/32533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57" calcext:value-type="float">
            <text:p>3253357</text:p>
          </table:table-cell>
          <table:table-cell table:style-name="ce2" office:value-type="string" calcext:value-type="string">
            <text:p>Avenue Galilée</text:p>
          </table:table-cell>
          <table:table-cell table:style-name="ce2" office:value-type="string" calcext:value-type="string">
            <text:p>Galileelaan</text:p>
          </table:table-cell>
          <table:table-cell table:style-name="ce2" office:value-type="string" calcext:value-type="string">
            <text:p>Q30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77];&quot;/&quot;;[.B77])" office:value-type="string" office:string-value="https://osm.org/relation/3253357" calcext:value-type="string">
            <text:p>https://osm.org/relation/32533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58" calcext:value-type="float">
            <text:p>3253358</text:p>
          </table:table-cell>
          <table:table-cell table:style-name="ce2" office:value-type="string" calcext:value-type="string">
            <text:p>Rue Brialmont</text:p>
          </table:table-cell>
          <table:table-cell table:style-name="ce2" office:value-type="string" calcext:value-type="string">
            <text:p>Brialmontstraat</text:p>
          </table:table-cell>
          <table:table-cell table:style-name="ce2" office:value-type="string" calcext:value-type="string">
            <text:p>Q13214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78];&quot;/&quot;;[.B78])" office:value-type="string" office:string-value="https://osm.org/relation/3253358" calcext:value-type="string">
            <text:p>https://osm.org/relation/32533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59" calcext:value-type="float">
            <text:p>3253359</text:p>
          </table:table-cell>
          <table:table-cell table:style-name="ce2" office:value-type="string" calcext:value-type="string">
            <text:p>Rue du Pôle</text:p>
          </table:table-cell>
          <table:table-cell table:style-name="ce2" office:value-type="string" calcext:value-type="string">
            <text:p>Pool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79];&quot;/&quot;;[.B79])" office:value-type="string" office:string-value="https://osm.org/relation/3253359" calcext:value-type="string">
            <text:p>https://osm.org/relation/32533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60" calcext:value-type="float">
            <text:p>3253360</text:p>
          </table:table-cell>
          <table:table-cell table:style-name="ce2" office:value-type="string" calcext:value-type="string">
            <text:p>Rue de la Comète</text:p>
          </table:table-cell>
          <table:table-cell table:style-name="ce2" office:value-type="string" calcext:value-type="string">
            <text:p>Staartster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80];&quot;/&quot;;[.B80])" office:value-type="string" office:string-value="https://osm.org/relation/3253360" calcext:value-type="string">
            <text:p>https://osm.org/relation/32533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61" calcext:value-type="float">
            <text:p>3253361</text:p>
          </table:table-cell>
          <table:table-cell table:style-name="ce2" office:value-type="string" calcext:value-type="string">
            <text:p>Rue du Méridien</text:p>
          </table:table-cell>
          <table:table-cell table:style-name="ce2" office:value-type="string" calcext:value-type="string">
            <text:p>Middaglij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81];&quot;/&quot;;[.B81])" office:value-type="string" office:string-value="https://osm.org/relation/3253361" calcext:value-type="string">
            <text:p>https://osm.org/relation/32533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89" calcext:value-type="float">
            <text:p>3253389</text:p>
          </table:table-cell>
          <table:table-cell table:style-name="ce2" office:value-type="string" calcext:value-type="string">
            <text:p>Chaussée de Haecht</text:p>
          </table:table-cell>
          <table:table-cell table:style-name="ce2" office:value-type="string" calcext:value-type="string">
            <text:p>Haachtse Steenweg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82];&quot;/&quot;;[.B82])" office:value-type="string" office:string-value="https://osm.org/relation/3253389" calcext:value-type="string">
            <text:p>https://osm.org/relation/32533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90" calcext:value-type="float">
            <text:p>3253390</text:p>
          </table:table-cell>
          <table:table-cell table:style-name="ce2" office:value-type="string" calcext:value-type="string">
            <text:p>Rue Gillon</text:p>
          </table:table-cell>
          <table:table-cell table:style-name="ce2" office:value-type="string" calcext:value-type="string">
            <text:p>Gillo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4" office:value-type="string" calcext:value-type="string">
            <text:p><text:a xlink:href="http://www.ebru.be/Streets/streets1210/bruxelles-1210-rue-gillon.html" xlink:type="simple">http://www.ebru.be/Streets/streets1210/bruxelles-1210-rue-gillon.html</text:a></text:p>
          </table:table-cell>
          <table:table-cell/>
          <table:table-cell table:style-name="ce5" table:formula="of:=CONCATENATE(&quot;https://osm.org/&quot;;[.A83];&quot;/&quot;;[.B83])" office:value-type="string" office:string-value="https://osm.org/relation/3253390" calcext:value-type="string">
            <text:p>https://osm.org/relation/32533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91" calcext:value-type="float">
            <text:p>3253391</text:p>
          </table:table-cell>
          <table:table-cell table:style-name="ce2" office:value-type="string" calcext:value-type="string">
            <text:p>Rue Tiberghien</text:p>
          </table:table-cell>
          <table:table-cell table:style-name="ce2" office:value-type="string" calcext:value-type="string">
            <text:p>Tiberghienstraat</text:p>
          </table:table-cell>
          <table:table-cell table:style-name="ce2" office:value-type="string" calcext:value-type="string">
            <text:p>Q312019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84];&quot;/&quot;;[.B84])" office:value-type="string" office:string-value="https://osm.org/relation/3253391" calcext:value-type="string">
            <text:p>https://osm.org/relation/32533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92" calcext:value-type="float">
            <text:p>3253392</text:p>
          </table:table-cell>
          <table:table-cell table:style-name="ce2" office:value-type="string" calcext:value-type="string">
            <text:p>Rue de la Limite</text:p>
          </table:table-cell>
          <table:table-cell table:style-name="ce2" office:value-type="string" calcext:value-type="string">
            <text:p>Gren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85];&quot;/&quot;;[.B85])" office:value-type="string" office:string-value="https://osm.org/relation/3253392" calcext:value-type="string">
            <text:p>https://osm.org/relation/32533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393" calcext:value-type="float">
            <text:p>3253393</text:p>
          </table:table-cell>
          <table:table-cell table:style-name="ce2" office:value-type="string" calcext:value-type="string">
            <text:p>Rue du Moulin</text:p>
          </table:table-cell>
          <table:table-cell table:style-name="ce2" office:value-type="string" calcext:value-type="string">
            <text:p>Mol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86];&quot;/&quot;;[.B86])" office:value-type="string" office:string-value="https://osm.org/relation/3253393" calcext:value-type="string">
            <text:p>https://osm.org/relation/32533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5021" calcext:value-type="float">
            <text:p>3255021</text:p>
          </table:table-cell>
          <table:table-cell table:style-name="ce2" office:value-type="string" calcext:value-type="string">
            <text:p>Rue Marie-Thérèse</text:p>
          </table:table-cell>
          <table:table-cell table:style-name="ce2" office:value-type="string" calcext:value-type="string">
            <text:p>Maria-Theresiastraat</text:p>
          </table:table-cell>
          <table:table-cell table:style-name="ce2" office:value-type="string" calcext:value-type="string">
            <text:p>Q131706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5" table:formula="of:=CONCATENATE(&quot;https://osm.org/&quot;;[.A87];&quot;/&quot;;[.B87])" office:value-type="string" office:string-value="https://osm.org/relation/3255021" calcext:value-type="string">
            <text:p>https://osm.org/relation/32550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17" calcext:value-type="float">
            <text:p>3256917</text:p>
          </table:table-cell>
          <table:table-cell table:style-name="ce2" office:value-type="string" calcext:value-type="string">
            <text:p>Boulevard du Roi Albert II</text:p>
          </table:table-cell>
          <table:table-cell table:style-name="ce2" office:value-type="string" calcext:value-type="string">
            <text:p>Koning Albert II-laan</text:p>
          </table:table-cell>
          <table:table-cell table:style-name="ce2" office:value-type="string" calcext:value-type="string">
            <text:p>Q391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88];&quot;/&quot;;[.B88])" office:value-type="string" office:string-value="https://osm.org/relation/3256917" calcext:value-type="string">
            <text:p>https://osm.org/relation/32569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18" calcext:value-type="float">
            <text:p>3256918</text:p>
          </table:table-cell>
          <table:table-cell table:style-name="ce2" office:value-type="string" calcext:value-type="string">
            <text:p>Rue Georges Matheus</text:p>
          </table:table-cell>
          <table:table-cell table:style-name="ce2" office:value-type="string" calcext:value-type="string">
            <text:p>Georges Matheu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4" office:value-type="string" calcext:value-type="string">
            <text:p><text:a xlink:href="http://www.irismonument.be/fr.Saint-Josse-ten-Noode.Rue_Georges_Matheus.html" xlink:type="simple">http://www.irismonument.be/fr.Saint-Josse-ten-Noode.Rue_Georges_Matheus.html</text:a></text:p>
          </table:table-cell>
          <table:table-cell/>
          <table:table-cell table:style-name="ce5" table:formula="of:=CONCATENATE(&quot;https://osm.org/&quot;;[.A89];&quot;/&quot;;[.B89])" office:value-type="string" office:string-value="https://osm.org/relation/3256918" calcext:value-type="string">
            <text:p>https://osm.org/relation/32569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19" calcext:value-type="float">
            <text:p>3256919</text:p>
          </table:table-cell>
          <table:table-cell table:style-name="ce2" office:value-type="string" calcext:value-type="string">
            <text:p>Rue de la Bienfaisance</text:p>
          </table:table-cell>
          <table:table-cell table:style-name="ce2" office:value-type="string" calcext:value-type="string">
            <text:p>Weldadigheid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90];&quot;/&quot;;[.B90])" office:value-type="string" office:string-value="https://osm.org/relation/3256919" calcext:value-type="string">
            <text:p>https://osm.org/relation/32569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20" calcext:value-type="float">
            <text:p>3256920</text:p>
          </table:table-cell>
          <table:table-cell table:style-name="ce2" office:value-type="string" calcext:value-type="string">
            <text:p>Rue du Marché</text:p>
          </table:table-cell>
          <table:table-cell table:style-name="ce2" office:value-type="string" calcext:value-type="string">
            <text:p>Mark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91];&quot;/&quot;;[.B91])" office:value-type="string" office:string-value="https://osm.org/relation/3256920" calcext:value-type="string">
            <text:p>https://osm.org/relation/32569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23" calcext:value-type="float">
            <text:p>3256923</text:p>
          </table:table-cell>
          <table:table-cell table:style-name="ce2" office:value-type="string" calcext:value-type="string">
            <text:p>Rue des Croisades</text:p>
          </table:table-cell>
          <table:table-cell table:style-name="ce2" office:value-type="string" calcext:value-type="string">
            <text:p>Kruisvaart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92];&quot;/&quot;;[.B92])" office:value-type="string" office:string-value="https://osm.org/relation/3256923" calcext:value-type="string">
            <text:p>https://osm.org/relation/32569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24" calcext:value-type="float">
            <text:p>3256924</text:p>
          </table:table-cell>
          <table:table-cell table:style-name="ce2" office:value-type="string" calcext:value-type="string">
            <text:p>Rue du Progrès</text:p>
          </table:table-cell>
          <table:table-cell table:style-name="ce2" office:value-type="string" calcext:value-type="string">
            <text:p>Vooruitgang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93];&quot;/&quot;;[.B93])" office:value-type="string" office:string-value="https://osm.org/relation/3256924" calcext:value-type="string">
            <text:p>https://osm.org/relation/32569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26" calcext:value-type="float">
            <text:p>3256926</text:p>
          </table:table-cell>
          <table:table-cell table:style-name="ce2" office:value-type="string" calcext:value-type="string">
            <text:p>Avenue du Boulevard</text:p>
          </table:table-cell>
          <table:table-cell table:style-name="ce2" office:value-type="string" calcext:value-type="string">
            <text:p>Bolwerk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94];&quot;/&quot;;[.B94])" office:value-type="string" office:string-value="https://osm.org/relation/3256926" calcext:value-type="string">
            <text:p>https://osm.org/relation/32569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46" calcext:value-type="float">
            <text:p>3256946</text:p>
          </table:table-cell>
          <table:table-cell table:style-name="ce2" office:value-type="string" calcext:value-type="string">
            <text:p>Rue de Brabant</text:p>
          </table:table-cell>
          <table:table-cell table:style-name="ce2" office:value-type="string" calcext:value-type="string">
            <text:p>Braban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95];&quot;/&quot;;[.B95])" office:value-type="string" office:string-value="https://osm.org/relation/3256946" calcext:value-type="string">
            <text:p>https://osm.org/relation/32569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49" calcext:value-type="float">
            <text:p>3256949</text:p>
          </table:table-cell>
          <table:table-cell table:style-name="ce2" office:value-type="string" calcext:value-type="string">
            <text:p>Rue des Plantes</text:p>
          </table:table-cell>
          <table:table-cell table:style-name="ce2" office:value-type="string" calcext:value-type="string">
            <text:p>Plant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96];&quot;/&quot;;[.B96])" office:value-type="string" office:string-value="https://osm.org/relation/3256949" calcext:value-type="string">
            <text:p>https://osm.org/relation/32569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50" calcext:value-type="float">
            <text:p>3256950</text:p>
          </table:table-cell>
          <table:table-cell table:style-name="ce2" office:value-type="string" calcext:value-type="string">
            <text:p>Rue Linné</text:p>
          </table:table-cell>
          <table:table-cell table:style-name="ce2" office:value-type="string" calcext:value-type="string">
            <text:p>Linnéstraat</text:p>
          </table:table-cell>
          <table:table-cell table:style-name="ce2" office:value-type="string" calcext:value-type="string">
            <text:p>Q10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97];&quot;/&quot;;[.B97])" office:value-type="string" office:string-value="https://osm.org/relation/3256950" calcext:value-type="string">
            <text:p>https://osm.org/relation/32569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54" calcext:value-type="float">
            <text:p>3256954</text:p>
          </table:table-cell>
          <table:table-cell table:style-name="ce2" office:value-type="string" calcext:value-type="string">
            <text:p>Rue de la Prairie</text:p>
          </table:table-cell>
          <table:table-cell table:style-name="ce2" office:value-type="string" calcext:value-type="string">
            <text:p>Weid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98];&quot;/&quot;;[.B98])" office:value-type="string" office:string-value="https://osm.org/relation/3256954" calcext:value-type="string">
            <text:p>https://osm.org/relation/32569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55" calcext:value-type="float">
            <text:p>3256955</text:p>
          </table:table-cell>
          <table:table-cell table:style-name="ce2" office:value-type="string" calcext:value-type="string">
            <text:p>Rue de la Rivière</text:p>
          </table:table-cell>
          <table:table-cell table:style-name="ce2" office:value-type="string" calcext:value-type="string">
            <text:p>Rivier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99];&quot;/&quot;;[.B99])" office:value-type="string" office:string-value="https://osm.org/relation/3256955" calcext:value-type="string">
            <text:p>https://osm.org/relation/32569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62" calcext:value-type="float">
            <text:p>3256962</text:p>
          </table:table-cell>
          <table:table-cell table:style-name="ce2" office:value-type="string" calcext:value-type="string">
            <text:p>Rue de l'Ascension</text:p>
          </table:table-cell>
          <table:table-cell table:style-name="ce2" office:value-type="string" calcext:value-type="string">
            <text:p>Bergop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00];&quot;/&quot;;[.B100])" office:value-type="string" office:string-value="https://osm.org/relation/3256962" calcext:value-type="string">
            <text:p>https://osm.org/relation/32569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64" calcext:value-type="float">
            <text:p>3256964</text:p>
          </table:table-cell>
          <table:table-cell table:style-name="ce2" office:value-type="string" calcext:value-type="string">
            <text:p>Rue des Secours</text:p>
          </table:table-cell>
          <table:table-cell table:style-name="ce2" office:value-type="string" calcext:value-type="string">
            <text:p>Hulp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01];&quot;/&quot;;[.B101])" office:value-type="string" office:string-value="https://osm.org/relation/3256964" calcext:value-type="string">
            <text:p>https://osm.org/relation/32569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69" calcext:value-type="float">
            <text:p>3256969</text:p>
          </table:table-cell>
          <table:table-cell table:style-name="ce2" office:value-type="string" calcext:value-type="string">
            <text:p>Rue Verte</text:p>
          </table:table-cell>
          <table:table-cell table:style-name="ce2" office:value-type="string" calcext:value-type="string">
            <text:p>Gro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02];&quot;/&quot;;[.B102])" office:value-type="string" office:string-value="https://osm.org/relation/3256969" calcext:value-type="string">
            <text:p>https://osm.org/relation/32569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80" calcext:value-type="float">
            <text:p>3256980</text:p>
          </table:table-cell>
          <table:table-cell table:style-name="ce2" office:value-type="string" calcext:value-type="string">
            <text:p>Boulevard Saint-Lazare</text:p>
          </table:table-cell>
          <table:table-cell table:style-name="ce2" office:value-type="string" calcext:value-type="string">
            <text:p>Sint-Lazarus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103];&quot;/&quot;;[.B103])" office:value-type="string" office:string-value="https://osm.org/relation/3256980" calcext:value-type="string">
            <text:p>https://osm.org/relation/32569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81" calcext:value-type="float">
            <text:p>3256981</text:p>
          </table:table-cell>
          <table:table-cell table:style-name="ce2" office:value-type="string" calcext:value-type="string">
            <text:p>Rue Botanique</text:p>
          </table:table-cell>
          <table:table-cell table:style-name="ce2" office:value-type="string" calcext:value-type="string">
            <text:p>Kruidtui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04];&quot;/&quot;;[.B104])" office:value-type="string" office:string-value="https://osm.org/relation/3256981" calcext:value-type="string">
            <text:p>https://osm.org/relation/32569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82" calcext:value-type="float">
            <text:p>3256982</text:p>
          </table:table-cell>
          <table:table-cell table:style-name="ce2" office:value-type="string" calcext:value-type="string">
            <text:p>Rue du Chemin de Fer</text:p>
          </table:table-cell>
          <table:table-cell table:style-name="ce2" office:value-type="string" calcext:value-type="string">
            <text:p>Spoorweg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05];&quot;/&quot;;[.B105])" office:value-type="string" office:string-value="https://osm.org/relation/3256982" calcext:value-type="string">
            <text:p>https://osm.org/relation/32569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83" calcext:value-type="float">
            <text:p>3256983</text:p>
          </table:table-cell>
          <table:table-cell table:style-name="ce2" office:value-type="string" calcext:value-type="string">
            <text:p>Square Victoria Régina</text:p>
          </table:table-cell>
          <table:table-cell table:style-name="ce2" office:value-type="string" calcext:value-type="string">
            <text:p>Victoria Reginaplantsoen</text:p>
          </table:table-cell>
          <table:table-cell table:style-name="ce2" office:value-type="string" calcext:value-type="string">
            <text:p>Q9439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5" table:formula="of:=CONCATENATE(&quot;https://osm.org/&quot;;[.A106];&quot;/&quot;;[.B106])" office:value-type="string" office:string-value="https://osm.org/relation/3256983" calcext:value-type="string">
            <text:p>https://osm.org/relation/32569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89" calcext:value-type="float">
            <text:p>3256989</text:p>
          </table:table-cell>
          <table:table-cell table:style-name="ce2" office:value-type="string" calcext:value-type="string">
            <text:p>Rue de la Poste</text:p>
          </table:table-cell>
          <table:table-cell table:style-name="ce2" office:value-type="string" calcext:value-type="string">
            <text:p>Pos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07];&quot;/&quot;;[.B107])" office:value-type="string" office:string-value="https://osm.org/relation/3256989" calcext:value-type="string">
            <text:p>https://osm.org/relation/32569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95" calcext:value-type="float">
            <text:p>3256995</text:p>
          </table:table-cell>
          <table:table-cell table:style-name="ce2" office:value-type="string" calcext:value-type="string">
            <text:p>Rue Musin</text:p>
          </table:table-cell>
          <table:table-cell table:style-name="ce2" office:value-type="string" calcext:value-type="string">
            <text:p>Musinstraat</text:p>
          </table:table-cell>
          <table:table-cell table:style-name="ce2" office:value-type="string" calcext:value-type="string">
            <text:p>Q197732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108];&quot;/&quot;;[.B108])" office:value-type="string" office:string-value="https://osm.org/relation/3256995" calcext:value-type="string">
            <text:p>https://osm.org/relation/32569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996" calcext:value-type="float">
            <text:p>3256996</text:p>
          </table:table-cell>
          <table:table-cell table:style-name="ce2" office:value-type="string" calcext:value-type="string">
            <text:p>Rue Saint-François</text:p>
          </table:table-cell>
          <table:table-cell table:style-name="ce2" office:value-type="string" calcext:value-type="string">
            <text:p>Sint-Franciscu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109];&quot;/&quot;;[.B109])" office:value-type="string" office:string-value="https://osm.org/relation/3256996" calcext:value-type="string">
            <text:p>https://osm.org/relation/32569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7009" calcext:value-type="float">
            <text:p>3257009</text:p>
          </table:table-cell>
          <table:table-cell table:style-name="ce2" office:value-type="string" calcext:value-type="string">
            <text:p>Rue Cornet de Grez</text:p>
          </table:table-cell>
          <table:table-cell table:style-name="ce2" office:value-type="string" calcext:value-type="string">
            <text:p>Cornet de Grezstraat</text:p>
          </table:table-cell>
          <table:table-cell table:style-name="ce2" office:value-type="string" calcext:value-type="string">
            <text:p>Q306854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5" table:formula="of:=CONCATENATE(&quot;https://osm.org/&quot;;[.A110];&quot;/&quot;;[.B110])" office:value-type="string" office:string-value="https://osm.org/relation/3257009" calcext:value-type="string">
            <text:p>https://osm.org/relation/32570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7010" calcext:value-type="float">
            <text:p>3257010</text:p>
          </table:table-cell>
          <table:table-cell table:style-name="ce2" office:value-type="string" calcext:value-type="string">
            <text:p>Rue Royale</text:p>
          </table:table-cell>
          <table:table-cell table:style-name="ce2" office:value-type="string" calcext:value-type="string">
            <text:p>Koning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11];&quot;/&quot;;[.B111])" office:value-type="string" office:string-value="https://osm.org/relation/3257010" calcext:value-type="string">
            <text:p>https://osm.org/relation/32570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1837" calcext:value-type="float">
            <text:p>3491837</text:p>
          </table:table-cell>
          <table:table-cell table:style-name="ce2" office:value-type="string" calcext:value-type="string">
            <text:p>Avenue des Arts</text:p>
          </table:table-cell>
          <table:table-cell table:style-name="ce2" office:value-type="string" calcext:value-type="string">
            <text:p>Kunst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5" table:formula="of:=CONCATENATE(&quot;https://osm.org/&quot;;[.A112];&quot;/&quot;;[.B112])" office:value-type="string" office:string-value="https://osm.org/relation/3491837" calcext:value-type="string">
            <text:p>https://osm.org/relation/34918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des Raisins</text:p>
          </table:table-cell>
          <table:table-cell table:style-name="ce2" office:value-type="string" calcext:value-type="string">
            <text:p>Druivenallee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13];&quot;,saint-josse-ten-noode&quot;))" office:value-type="string" office:string-value="https://osm.org/search?query=Allée des Raisins,saint-josse-ten-noode" calcext:value-type="string">
            <text:p>https://osm.org/search?query=Allée des Raisins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Victoria Regina</text:p>
          </table:table-cell>
          <table:table-cell table:style-name="ce2" office:value-type="string" calcext:value-type="string">
            <text:p>Victoria Reginalaan</text:p>
          </table:table-cell>
          <table:table-cell table:style-name="ce2" office:value-type="string" calcext:value-type="string">
            <text:p>Q9439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6" table:formula="of:=HYPERLINK(CONCATENATE(&quot;https://osm.org/search?query=&quot;; [.C114];&quot;,saint-josse-ten-noode&quot;))" office:value-type="string" office:string-value="https://osm.org/search?query=Avenue Victoria Regina,saint-josse-ten-noode" calcext:value-type="string">
            <text:p>https://osm.org/search?query=Avenue Victoria Regina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Pachéco</text:p>
          </table:table-cell>
          <table:table-cell table:style-name="ce2" office:value-type="string" calcext:value-type="string">
            <text:p>Pacheco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4" office:value-type="string" calcext:value-type="string">
            <text:p><text:a xlink:href="https://fr.wikipedia.org/wiki/Boulevard_Pach%C3%A9co" xlink:type="simple">https://fr.wikipedia.org/wiki/Boulevard_Pach%C3%A9co</text:a></text:p>
          </table:table-cell>
          <table:table-cell/>
          <table:table-cell table:style-name="ce6" table:formula="of:=HYPERLINK(CONCATENATE(&quot;https://osm.org/search?query=&quot;; [.C115];&quot;,saint-josse-ten-noode&quot;))" office:value-type="string" office:string-value="https://osm.org/search?query=Boulevard Pachéco,saint-josse-ten-noode" calcext:value-type="string">
            <text:p>https://osm.org/search?query=Boulevard Pachéco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Louvain</text:p>
          </table:table-cell>
          <table:table-cell table:style-name="ce2" office:value-type="string" calcext:value-type="string">
            <text:p>Leuvensesteenweg</text:p>
          </table:table-cell>
          <table:table-cell table:style-name="ce2" office:value-type="string" calcext:value-type="string">
            <text:p>Q118958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16];&quot;,saint-josse-ten-noode&quot;))" office:value-type="string" office:string-value="https://osm.org/search?query=Chaussée de Louvain,saint-josse-ten-noode" calcext:value-type="string">
            <text:p>https://osm.org/search?query=Chaussée de Louvain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Galerie Saint-Josse</text:p>
          </table:table-cell>
          <table:table-cell table:style-name="ce2" office:value-type="string" calcext:value-type="string">
            <text:p>Sint-Joost Galerij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17];&quot;,saint-josse-ten-noode&quot;))" office:value-type="string" office:string-value="https://osm.org/search?query=Galerie Saint-Josse,saint-josse-ten-noode" calcext:value-type="string">
            <text:p>https://osm.org/search?query=Galerie Saint-Josse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arie Popelin</text:p>
          </table:table-cell>
          <table:table-cell table:style-name="ce2" office:value-type="string" calcext:value-type="string">
            <text:p>Marie Popelinstraat</text:p>
          </table:table-cell>
          <table:table-cell table:style-name="ce2" office:value-type="string" calcext:value-type="string">
            <text:p>Q2627259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6" table:formula="of:=HYPERLINK(CONCATENATE(&quot;https://osm.org/search?query=&quot;; [.C118];&quot;,saint-josse-ten-noode&quot;))" office:value-type="string" office:string-value="https://osm.org/search?query=Rue Marie Popelin,saint-josse-ten-noode" calcext:value-type="string">
            <text:p>https://osm.org/search?query=Rue Marie Popelin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assage Charles Rogier</text:p>
          </table:table-cell>
          <table:table-cell table:style-name="ce2" office:value-type="string" calcext:value-type="string">
            <text:p>Karel Rogier doorgang</text:p>
          </table:table-cell>
          <table:table-cell table:style-name="ce2" office:value-type="string" calcext:value-type="string">
            <text:p>Q46810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19];&quot;,saint-josse-ten-noode&quot;))" office:value-type="string" office:string-value="https://osm.org/search?query=Passage Charles Rogier,saint-josse-ten-noode" calcext:value-type="string">
            <text:p>https://osm.org/search?query=Passage Charles Rogier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Charles Rogier</text:p>
          </table:table-cell>
          <table:table-cell table:style-name="ce2" office:value-type="string" calcext:value-type="string">
            <text:p>Karel Rogierplein</text:p>
          </table:table-cell>
          <table:table-cell table:style-name="ce2" office:value-type="string" calcext:value-type="string">
            <text:p>Q46810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20];&quot;,saint-josse-ten-noode&quot;))" office:value-type="string" office:string-value="https://osm.org/search?query=Place Charles Rogier,saint-josse-ten-noode" calcext:value-type="string">
            <text:p>https://osm.org/search?query=Place Charles Rogier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François Bossuet</text:p>
          </table:table-cell>
          <table:table-cell table:style-name="ce2" office:value-type="string" calcext:value-type="string">
            <text:p>François Bossuetplein</text:p>
          </table:table-cell>
          <table:table-cell table:style-name="ce2" office:value-type="string" calcext:value-type="string">
            <text:p>Q308328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21];&quot;,saint-josse-ten-noode&quot;))" office:value-type="string" office:string-value="https://osm.org/search?query=Place François Bossuet,saint-josse-ten-noode" calcext:value-type="string">
            <text:p>https://osm.org/search?query=Place François Bossuet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Madou</text:p>
          </table:table-cell>
          <table:table-cell table:style-name="ce2" office:value-type="string" calcext:value-type="string">
            <text:p>Madouplein</text:p>
          </table:table-cell>
          <table:table-cell table:style-name="ce2" office:value-type="string" calcext:value-type="string">
            <text:p>Q138424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22];&quot;,saint-josse-ten-noode&quot;))" office:value-type="string" office:string-value="https://osm.org/search?query=Place Madou,saint-josse-ten-noode" calcext:value-type="string">
            <text:p>https://osm.org/search?query=Place Madou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Saint-Lazare</text:p>
          </table:table-cell>
          <table:table-cell table:style-name="ce2" office:value-type="string" calcext:value-type="string">
            <text:p>Sint-Lazarusplei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23];&quot;,saint-josse-ten-noode&quot;))" office:value-type="string" office:string-value="https://osm.org/search?query=Place Saint-Lazare,saint-josse-ten-noode" calcext:value-type="string">
            <text:p>https://osm.org/search?query=Place Saint-Lazare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u Nord</text:p>
          </table:table-cell>
          <table:table-cell table:style-name="ce2" office:value-type="string" calcext:value-type="string">
            <text:p>Noordplei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24];&quot;,saint-josse-ten-noode&quot;))" office:value-type="string" office:string-value="https://osm.org/search?query=Place du Nord,saint-josse-ten-noode" calcext:value-type="string">
            <text:p>https://osm.org/search?query=Place du Nord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ndré Bertulot</text:p>
          </table:table-cell>
          <table:table-cell table:style-name="ce2" office:value-type="string" calcext:value-type="string">
            <text:p>André Bertulotstraat</text:p>
          </table:table-cell>
          <table:table-cell table:style-name="ce2" office:value-type="string" calcext:value-type="string">
            <text:p>Q284728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25];&quot;,saint-josse-ten-noode&quot;))" office:value-type="string" office:string-value="https://osm.org/search?query=Rue André Bertulot,saint-josse-ten-noode" calcext:value-type="string">
            <text:p>https://osm.org/search?query=Rue André Bertulot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Charles VI</text:p>
          </table:table-cell>
          <table:table-cell table:style-name="ce2" office:value-type="string" calcext:value-type="string">
            <text:p>Karel VI straat</text:p>
          </table:table-cell>
          <table:table-cell table:style-name="ce2" office:value-type="string" calcext:value-type="string">
            <text:p>Q104184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26];&quot;,saint-josse-ten-noode&quot;))" office:value-type="string" office:string-value="https://osm.org/search?query=Rue Charles VI,saint-josse-ten-noode" calcext:value-type="string">
            <text:p>https://osm.org/search?query=Rue Charles VI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ineste</text:p>
          </table:table-cell>
          <table:table-cell table:style-name="ce2" office:value-type="string" calcext:value-type="string">
            <text:p>Ginest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4" office:value-type="string" calcext:value-type="string">
            <text:p><text:a xlink:href="http://www.ebru.be/Streets/streets1210/bruxelles-1210-rue-gineste.html" xlink:type="simple">http://www.ebru.be/Streets/streets1210/bruxelles-1210-rue-gineste.html</text:a></text:p>
          </table:table-cell>
          <table:table-cell/>
          <table:table-cell table:style-name="ce6" table:formula="of:=HYPERLINK(CONCATENATE(&quot;https://osm.org/search?query=&quot;; [.C127];&quot;,saint-josse-ten-noode&quot;))" office:value-type="string" office:string-value="https://osm.org/search?query=Rue Gineste,saint-josse-ten-noode" calcext:value-type="string">
            <text:p>https://osm.org/search?query=Rue Gineste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Godefroid de Bouillon</text:p>
          </table:table-cell>
          <table:table-cell table:style-name="ce2" office:value-type="string" calcext:value-type="string">
            <text:p>Godfried van Bouillonstraat</text:p>
          </table:table-cell>
          <table:table-cell table:style-name="ce2" office:value-type="string" calcext:value-type="string">
            <text:p>Q7672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28];&quot;,saint-josse-ten-noode&quot;))" office:value-type="string" office:string-value="https://osm.org/search?query=Rue Godefroid de Bouillon,saint-josse-ten-noode" calcext:value-type="string">
            <text:p>https://osm.org/search?query=Rue Godefroid de Bouillon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osaphat</text:p>
          </table:table-cell>
          <table:table-cell table:style-name="ce2" office:value-type="string" calcext:value-type="string">
            <text:p>Josapha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29];&quot;,saint-josse-ten-noode&quot;))" office:value-type="string" office:string-value="https://osm.org/search?query=Rue Josaphat,saint-josse-ten-noode" calcext:value-type="string">
            <text:p>https://osm.org/search?query=Rue Josaphat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Léopold Lenders</text:p>
          </table:table-cell>
          <table:table-cell table:style-name="ce2" office:value-type="string" calcext:value-type="string">
            <text:p>Léopold Lendersstraat</text:p>
          </table:table-cell>
          <table:table-cell table:style-name="ce2" office:value-type="string" calcext:value-type="string">
            <text:p>Q327184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30];&quot;,saint-josse-ten-noode&quot;))" office:value-type="string" office:string-value="https://osm.org/search?query=Rue Léopold Lenders,saint-josse-ten-noode" calcext:value-type="string">
            <text:p>https://osm.org/search?query=Rue Léopold Lenders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Rouen-Bovie</text:p>
          </table:table-cell>
          <table:table-cell table:style-name="ce2" office:value-type="string" calcext:value-type="string">
            <text:p>Rouen-Bovi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31];&quot;,saint-josse-ten-noode&quot;))" office:value-type="string" office:string-value="https://osm.org/search?query=Rue Rouen-Bovie,saint-josse-ten-noode" calcext:value-type="string">
            <text:p>https://osm.org/search?query=Rue Rouen-Bovie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aint-Alphonse</text:p>
          </table:table-cell>
          <table:table-cell table:style-name="ce2" office:value-type="string" calcext:value-type="string">
            <text:p>Sint-Alfon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32];&quot;,saint-josse-ten-noode&quot;))" office:value-type="string" office:string-value="https://osm.org/search?query=Rue Saint-Alphonse,saint-josse-ten-noode" calcext:value-type="string">
            <text:p>https://osm.org/search?query=Rue Saint-Alphonse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aint-Lazare</text:p>
          </table:table-cell>
          <table:table-cell table:style-name="ce2" office:value-type="string" calcext:value-type="string">
            <text:p>Sint-Lazaru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33];&quot;,saint-josse-ten-noode&quot;))" office:value-type="string" office:string-value="https://osm.org/search?query=Rue Saint-Lazare,saint-josse-ten-noode" calcext:value-type="string">
            <text:p>https://osm.org/search?query=Rue Saint-Lazare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Van Bemmel</text:p>
          </table:table-cell>
          <table:table-cell table:style-name="ce2" office:value-type="string" calcext:value-type="string">
            <text:p>Van Bemmelstraat</text:p>
          </table:table-cell>
          <table:table-cell table:style-name="ce2" office:value-type="string" calcext:value-type="string">
            <text:p>Q306020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34];&quot;,saint-josse-ten-noode&quot;))" office:value-type="string" office:string-value="https://osm.org/search?query=Rue Van Bemmel,saint-josse-ten-noode" calcext:value-type="string">
            <text:p>https://osm.org/search?query=Rue Van Bemmel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Bériot</text:p>
          </table:table-cell>
          <table:table-cell table:style-name="ce2" office:value-type="string" calcext:value-type="string">
            <text:p>de Bériotstraat</text:p>
          </table:table-cell>
          <table:table-cell table:style-name="ce2" office:value-type="string" calcext:value-type="string">
            <text:p>Q38521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35];&quot;,saint-josse-ten-noode&quot;))" office:value-type="string" office:string-value="https://osm.org/search?query=Rue de Bériot,saint-josse-ten-noode" calcext:value-type="string">
            <text:p>https://osm.org/search?query=Rue de Bériot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Abondance</text:p>
          </table:table-cell>
          <table:table-cell table:style-name="ce2" office:value-type="string" calcext:value-type="string">
            <text:p>Overvloed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36];&quot;,saint-josse-ten-noode&quot;))" office:value-type="string" office:string-value="https://osm.org/search?query=Rue de l'Abondance,saint-josse-ten-noode" calcext:value-type="string">
            <text:p>https://osm.org/search?query=Rue de l'Abondance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Enclume</text:p>
          </table:table-cell>
          <table:table-cell table:style-name="ce2" office:value-type="string" calcext:value-type="string">
            <text:p>Aanbeeld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37];&quot;,saint-josse-ten-noode&quot;))" office:value-type="string" office:string-value="https://osm.org/search?query=Rue de l'Enclume,saint-josse-ten-noode" calcext:value-type="string">
            <text:p>https://osm.org/search?query=Rue de l'Enclume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'Union</text:p>
          </table:table-cell>
          <table:table-cell table:style-name="ce2" office:value-type="string" calcext:value-type="string">
            <text:p>Uni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38];&quot;,saint-josse-ten-noode&quot;))" office:value-type="string" office:string-value="https://osm.org/search?query=Rue de l'Union,saint-josse-ten-noode" calcext:value-type="string">
            <text:p>https://osm.org/search?query=Rue de l'Union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Commune</text:p>
          </table:table-cell>
          <table:table-cell table:style-name="ce2" office:value-type="string" calcext:value-type="string">
            <text:p>Gemeent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39];&quot;,saint-josse-ten-noode&quot;))" office:value-type="string" office:string-value="https://osm.org/search?query=Rue de la Commune,saint-josse-ten-noode" calcext:value-type="string">
            <text:p>https://osm.org/search?query=Rue de la Commune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Charbonniers</text:p>
          </table:table-cell>
          <table:table-cell table:style-name="ce2" office:value-type="string" calcext:value-type="string">
            <text:p>Koolbrander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40];&quot;,saint-josse-ten-noode&quot;))" office:value-type="string" office:string-value="https://osm.org/search?query=Rue des Charbonniers,saint-josse-ten-noode" calcext:value-type="string">
            <text:p>https://osm.org/search?query=Rue des Charbonniers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Cardinal</text:p>
          </table:table-cell>
          <table:table-cell table:style-name="ce2" office:value-type="string" calcext:value-type="string">
            <text:p>Kardinaalsstraat</text:p>
          </table:table-cell>
          <table:table-cell table:style-name="ce2" office:value-type="string" calcext:value-type="string">
            <text:p>Q45117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HYPERLINK(CONCATENATE(&quot;https://osm.org/search?query=&quot;; [.C141];&quot;,saint-josse-ten-noode&quot;))" office:value-type="string" office:string-value="https://osm.org/search?query=Rue du Cardinal,saint-josse-ten-noode" calcext:value-type="string">
            <text:p>https://osm.org/search?query=Rue du Cardinal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Mérinos</text:p>
          </table:table-cell>
          <table:table-cell table:style-name="ce2" office:value-type="string" calcext:value-type="string">
            <text:p>Merino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HYPERLINK(CONCATENATE(&quot;https://osm.org/search?query=&quot;; [.C142];&quot;,saint-josse-ten-noode&quot;))" office:value-type="string" office:string-value="https://osm.org/search?query=Rue du Mérinos,saint-josse-ten-noode" calcext:value-type="string">
            <text:p>https://osm.org/search?query=Rue du Mérinos,saint-josse-ten-nood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Félix Delhaye</text:p>
          </table:table-cell>
          <table:table-cell table:style-name="ce2" office:value-type="string" calcext:value-type="string">
            <text:p>Félix Delhayesquare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1018"/>
        </table:table-row>
        <table:table-row table:style-name="ro2" table:number-rows-repeated="857">
          <table:table-cell table:number-columns-repeated="5"/>
          <table:table-cell table:content-validation-name="val1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int-josse-ten-noode" style:display-name="PageStyle_saint-josse-ten-noo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91" meta:object-count="0"/>
    <meta:generator>LibreOfficeDev/6.0.5.2$Linux_X86_64 LibreOffice_project/</meta:generator>
  </office:meta>
</office:document-meta>
</file>